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5" style:family="paragraph">
      <style:paragraph-properties fo:margin-left="0cm" fo:margin-right="0cm" fo:margin-top="0cm" fo:margin-bottom="0cm" fo:line-height="100%" text:enable-numbering="false" fo:text-indent="0cm"/>
    </style:style>
    <style:style style:name="P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00b8ff" draw:fill-gradient-name="Square_20_yellow_2f_white" draw:textarea-horizontal-align="center" draw:textarea-vertical-align="middle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00b8ff" draw:textarea-horizontal-align="center" draw:textarea-vertical-align="middle" draw:shadow="hidden" draw:shadow-offset-x="0.3cm" draw:shadow-offset-y="0.3cm" draw:shadow-color="#808080" draw:show-unit="true" style:run-through="foreground"/>
    </style:style>
    <style:style style:name="gr5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00b8ff" draw:textarea-horizontal-align="center" draw:textarea-vertical-align="middle" draw:shadow="hidden" draw:shadow-offset-x="0.3cm" draw:shadow-offset-y="0.3cm" draw:shadow-color="#808080" draw:show-unit="true" style:run-through="foreground"/>
    </style:style>
    <style:style style:name="gr6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00b8ff" draw:textarea-horizontal-align="center" draw:textarea-vertical-align="middle" draw:shadow="hidden" draw:shadow-offset-x="0.3cm" draw:shadow-offset-y="0.3cm" draw:shadow-color="#808080" draw:show-unit="true" style:run-through="foreground"/>
    </style:style>
    <style:style style:name="gr7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00b8ff" draw:textarea-horizontal-align="center" draw:textarea-vertical-align="middle" draw:shadow="hidden" draw:shadow-offset-x="0.3cm" draw:shadow-offset-y="0.3cm" draw:shadow-color="#808080" draw:show-unit="true" style:run-through="foreground"/>
    </style:style>
    <style:style style:name="gr8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00b8ff" draw:textarea-horizontal-align="center" draw:textarea-vertical-align="middle" draw:shadow="hidden" draw:shadow-offset-x="0.3cm" draw:shadow-offset-y="0.3cm" draw:shadow-color="#808080" draw:show-unit="true" style:run-through="foreground"/>
    </style:style>
    <style:style style:name="gr9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00b8ff" draw:textarea-horizontal-align="center" draw:textarea-vertical-align="middle" draw:shadow="hidden" draw:shadow-offset-x="0.3cm" draw:shadow-offset-y="0.3cm" draw:shadow-color="#808080" draw:show-unit="true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012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012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1.007cm" fo:min-width="2.314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7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rect draw:style-name="gr2" draw:text-style-name="P1" svg:width="6.395cm" svg:height="11.411cm" svg:x="6.108cm" svg:y="5.602cm">
          <text:p/>
        </draw:rect>
        <draw:rect draw:style-name="gr3" draw:text-style-name="P1" svg:width="5.127cm" svg:height="10.087cm" svg:x="6.769cm" svg:y="6.263cm">
          <text:p/>
        </draw:rect>
        <draw:measure draw:style-name="gr4" draw:text-style-name="P2" svg:x1="6.108cm" svg:y1="3.838cm" svg:x2="12.504cm" svg:y2="3.838cm">
          <text:p text:style-name="P2"><text:span text:style-name="T1">S</text:span></text:p>
        </draw:measure>
        <draw:measure draw:style-name="gr5" draw:text-style-name="P2" svg:x1="4.344cm" svg:y1="17.014cm" svg:x2="4.344cm" svg:y2="5.602cm">
          <text:p text:style-name="P2"><text:span text:style-name="T1">H</text:span></text:p>
        </draw:measure>
        <draw:measure draw:style-name="gr6" draw:text-style-name="P3" svg:x1="4.702cm" svg:y1="12.395cm" svg:x2="7.277cm" svg:y2="12.395cm">
          <text:p text:style-name="P3"><text:span text:style-name="T2">64mm</text:span></text:p>
        </draw:measure>
        <draw:measure draw:style-name="gr7" draw:text-style-name="P3" svg:x1="10.489cm" svg:y1="10.948cm" svg:x2="13.01cm" svg:y2="10.948cm">
          <text:p text:style-name="P3"><text:span text:style-name="T2"><text:measure text:kind="gap"/></text:span><text:span text:style-name="T2">64mm</text:span></text:p>
        </draw:measure>
        <draw:measure draw:style-name="gr8" draw:text-style-name="P3" svg:x1="7.32cm" svg:y1="7.671cm" svg:x2="7.32cm" svg:y2="5.096cm">
          <text:p text:style-name="P3"><text:span text:style-name="T2">64mm</text:span></text:p>
        </draw:measure>
        <draw:measure draw:style-name="gr9" draw:text-style-name="P3" svg:x1="7.706cm" svg:y1="18.42cm" svg:x2="7.706cm" svg:y2="15.843cm">
          <text:p text:style-name="P3"><text:span text:style-name="T2">64mm</text:span></text:p>
        </draw:measure>
        <draw:frame draw:style-name="gr10" draw:text-style-name="P4" svg:width="0.482cm" svg:height="0.473cm" svg:x="5.281cm" svg:y="11.306cm">
          <draw:text-box>
            <text:p/>
          </draw:text-box>
        </draw:frame>
        <draw:frame draw:style-name="gr11" draw:text-style-name="P4" svg:width="0.11cm" svg:height="0.473cm" svg:x="4.425cm" svg:y="11.238cm">
          <draw:text-box>
            <text:p/>
          </draw:text-box>
        </draw:frame>
        <draw:frame draw:style-name="gr12" draw:text-style-name="P6" svg:width="2.317cm" svg:height="1.008cm" svg:x="8.147cm" svg:y="8.907cm">
          <draw:text-box>
            <text:p text:style-name="P5"><text:span text:style-name="T3">OBSZAR MATOWY</text:span></text:p>
          </draw:text-box>
        </draw:frame>
        <draw:line draw:style-name="gr13" draw:text-style-name="P1" svg:x1="12.225cm" svg:y1="7.805cm" svg:x2="13.384cm" svg:y2="6.593cm">
          <text:p/>
        </draw:line>
        <draw:frame draw:style-name="gr14" draw:text-style-name="P6" svg:width="2.924cm" svg:height="0.944cm" svg:x="13.657cm" svg:y="6.482cm">
          <draw:text-box>
            <text:p text:style-name="P5"><text:span text:style-name="T3">PAS BEZBARWNY</text:span></text:p>
          </draw:text-box>
        </draw:frame>
      </draw:g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pl" style:country-asian="PL" style:font-name-complex="Tahoma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.3$Linux OpenOffice.org_project/680m7$Build-9044</meta:generator>
    <meta:initial-creator>Jarosław Pyszny</meta:initial-creator>
    <meta:creation-date>2006-09-05T22:10:33</meta:creation-date>
    <dc:creator>Jarosław Pyszny</dc:creator>
    <dc:date>2006-09-05T22:13:47</dc:date>
    <dc:language>pl-PL</dc:language>
    <meta:editing-cycles>3</meta:editing-cycles>
    <meta:editing-duration>PT2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